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000000060044C2D64A13C35567.jpg" manifest:media-type="image/jpeg"/>
  <manifest:file-entry manifest:full-path="Pictures/100000000000080000000600786C462428DF8BE3.jpg" manifest:media-type="image/jpeg"/>
  <manifest:file-entry manifest:full-path="Pictures/100000000000080000000600B3E0202F6A2BFC7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20%" draw:contrast="10%" draw:gamma="100%" draw:red="0%" draw:green="0%" draw:blue="0%" fo:clip="rect(16.642cm, 18.202cm, 11.011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20%" draw:contrast="10%" draw:gamma="100%" draw:red="0%" draw:green="0%" draw:blue="0%" fo:clip="rect(0cm, 6.176cm, 6.272cm, 5.70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20%" draw:contrast="10%" draw:gamma="100%" draw:red="0%" draw:green="0%" draw:blue="0%" fo:clip="rect(6.756cm, 0cm, 5.088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749cm" svg:height="4.599cm" svg:x="1cm" svg:y="3.56cm">
          <draw:image xlink:href="Pictures/100000000000080000000600B3E0202F6A2BFC73.jpg" xlink:type="simple" xlink:show="embed" xlink:actuate="onLoad" draw:mime-type="image/jpeg">
            <text:p/>
          </draw:image>
        </draw:frame>
        <draw:frame draw:style-name="gr2" draw:text-style-name="P1" draw:layer="layout" svg:width="4.984cm" svg:height="4.05cm" svg:x="1cm" svg:y="8.3cm">
          <draw:image xlink:href="Pictures/100000000000080000000600786C462428DF8BE3.jpg" xlink:type="simple" xlink:show="embed" xlink:actuate="onLoad" draw:mime-type="image/jpeg">
            <text:p/>
          </draw:image>
        </draw:frame>
        <draw:frame draw:style-name="gr3" draw:text-style-name="P1" draw:layer="layout" svg:width="7.624cm" svg:height="4.05cm" svg:x="6.145cm" svg:y="8.3cm">
          <draw:image xlink:href="Pictures/10000000000008000000060044C2D64A13C3556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3_5f_1">
      <style:graphic-properties svg:stroke-color="#000000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" style:display-name="Object without fill_2_2" style:family="graphic" style:parent-style-name="Default_5f_2_5f_4">
      <style:graphic-properties svg:stroke-color="#000000" draw:fill="none"/>
    </style:style>
    <style:style style:name="Default_5f_2_5f_4_5f_1" style:display-name="Default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" style:display-name="Default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" style:display-name="Object without fill_2_2_1" style:family="graphic" style:parent-style-name="Default_5f_2_5f_4_5f_1">
      <style:graphic-properties svg:stroke-color="#000000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Default_5f_2_5f_4_5f_1_5f_1" style:display-name="Default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_5f_1" style:display-name="Default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_5f_1" style:display-name="Object without fill_2_2_1_1" style:family="graphic" style:parent-style-name="Default_5f_2_5f_4_5f_1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09:17:04.535693870</meta:creation-date>
    <dc:date>2021-08-30T22:23:32.558195207</dc:date>
    <meta:editing-duration>PT2H12M25S</meta:editing-duration>
    <meta:editing-cycles>40</meta:editing-cycles>
    <meta:generator>LibreOffice/7.1.5.2$Linux_X86_64 LibreOffice_project/10$Build-2</meta:generator>
    <dc:creator>Alexander Refsum Jensenius</dc:creator>
    <meta:document-statistic meta:object-count="3"/>
  </office:meta>
</office:document-meta>
</file>